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11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17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14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20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04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10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10-23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29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2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02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07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26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12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0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17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30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0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09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3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04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1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10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2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2-0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89578947368" calcext:value-type="float">
            <text:p>32.368957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2456" calcext:value-type="float">
            <text:p>33.15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514" calcext:value-type="float">
            <text:p>33.50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438375" calcext:value-type="float">
            <text:p>31.2643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7008" calcext:value-type="float">
            <text:p>30.0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75089032258" calcext:value-type="float">
            <text:p>29.3775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8903483871" calcext:value-type="float">
            <text:p>28.90890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97328" calcext:value-type="float">
            <text:p>29.45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5107096774" calcext:value-type="float">
            <text:p>30.0925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88205" calcext:value-type="float">
            <text:p>30.9488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85136" calcext:value-type="float">
            <text:p>31.99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805625" calcext:value-type="float">
            <text:p>33.9780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8962580645" calcext:value-type="float">
            <text:p>34.0498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8002580645" calcext:value-type="float">
            <text:p>33.2818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5993" calcext:value-type="float">
            <text:p>31.1859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8672" calcext:value-type="float">
            <text:p>30.2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466425" calcext:value-type="float">
            <text:p>28.1746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34912" calcext:value-type="float">
            <text:p>27.32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94957419355" calcext:value-type="float">
            <text:p>27.3794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0448" calcext:value-type="float">
            <text:p>27.4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05291428571" calcext:value-type="float">
            <text:p>30.25052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4936" calcext:value-type="float">
            <text:p>30.18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057" calcext:value-type="float">
            <text:p>29.96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2935483871" calcext:value-type="float">
            <text:p>28.402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2015483871" calcext:value-type="float">
            <text:p>28.662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29322857143" calcext:value-type="float">
            <text:p>29.01293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931225" calcext:value-type="float">
            <text:p>29.5493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0077419355" calcext:value-type="float">
            <text:p>29.952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4624" calcext:value-type="float">
            <text:p>30.9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39624" calcext:value-type="float">
            <text:p>31.75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67747368421" calcext:value-type="float">
            <text:p>32.146774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30518709677" calcext:value-type="float">
            <text:p>31.74305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53078709677" calcext:value-type="float">
            <text:p>31.5053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6224" calcext:value-type="float">
            <text:p>31.44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44648" calcext:value-type="float">
            <text:p>30.74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5774117647" calcext:value-type="float">
            <text:p>29.586577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99672258065" calcext:value-type="float">
            <text:p>29.20996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61988571429" calcext:value-type="float">
            <text:p>29.67619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7739354839" calcext:value-type="float">
            <text:p>30.4287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4843870968" calcext:value-type="float">
            <text:p>31.4304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40221935484" calcext:value-type="float">
            <text:p>32.6240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4391483871" calcext:value-type="float">
            <text:p>33.1943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27448" calcext:value-type="float">
            <text:p>33.49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30381935484" calcext:value-type="float">
            <text:p>33.1330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3780645161" calcext:value-type="float">
            <text:p>31.366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1117419355" calcext:value-type="float">
            <text:p>29.2601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5127483871" calcext:value-type="float">
            <text:p>28.4151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3384" calcext:value-type="float">
            <text:p>27.90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22677142857" calcext:value-type="float">
            <text:p>27.83226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36993846154" calcext:value-type="float">
            <text:p>28.543699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8595" calcext:value-type="float">
            <text:p>28.9748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9306666667" calcext:value-type="float">
            <text:p>27.59693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461952" calcext:value-type="float">
            <text:p>29.584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98072" calcext:value-type="float">
            <text:p>30.35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40131612903" calcext:value-type="float">
            <text:p>30.95401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0871483871" calcext:value-type="float">
            <text:p>31.7008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58807741935" calcext:value-type="float">
            <text:p>31.29588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601725" calcext:value-type="float">
            <text:p>29.8560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036" calcext:value-type="float">
            <text:p>28.3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853475" calcext:value-type="float">
            <text:p>27.1385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988" calcext:value-type="float">
            <text:p>26.9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4136774194" calcext:value-type="float">
            <text:p>27.3374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6754285714" calcext:value-type="float">
            <text:p>27.82867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3166451613" calcext:value-type="float">
            <text:p>28.01131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0477419355" calcext:value-type="float">
            <text:p>28.367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0344" calcext:value-type="float">
            <text:p>28.90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77117419355" calcext:value-type="float">
            <text:p>29.1077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51056" calcext:value-type="float">
            <text:p>29.11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49414193548" calcext:value-type="float">
            <text:p>29.0649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892875" calcext:value-type="float">
            <text:p>29.5289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87272" calcext:value-type="float">
            <text:p>29.33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63424516129" calcext:value-type="float">
            <text:p>28.1563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6389677419" calcext:value-type="float">
            <text:p>27.89863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21261935484" calcext:value-type="float">
            <text:p>28.1221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0192" calcext:value-type="float">
            <text:p>29.1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8985806452" calcext:value-type="float">
            <text:p>29.47189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00392" calcext:value-type="float">
            <text:p>29.93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27385" calcext:value-type="float">
            <text:p>30.2927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58624" calcext:value-type="float">
            <text:p>30.44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60606451613" calcext:value-type="float">
            <text:p>30.916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0363870968" calcext:value-type="float">
            <text:p>30.51303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9969032258" calcext:value-type="float">
            <text:p>29.8529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58134193548" calcext:value-type="float">
            <text:p>29.9458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80872" calcext:value-type="float">
            <text:p>29.2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0691" calcext:value-type="float">
            <text:p>29.1506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14295172414" calcext:value-type="float">
            <text:p>29.331429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2536774194" calcext:value-type="float">
            <text:p>30.24825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5976" calcext:value-type="float">
            <text:p>30.7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741" calcext:value-type="float">
            <text:p>31.4557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23984516129" calcext:value-type="float">
            <text:p>31.6523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03876129032" calcext:value-type="float">
            <text:p>30.4103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06082580645" calcext:value-type="float">
            <text:p>29.8406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1412" calcext:value-type="float">
            <text:p>29.33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42192" calcext:value-type="float">
            <text:p>27.81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1632" calcext:value-type="float">
            <text:p>26.8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39788387097" calcext:value-type="float">
            <text:p>26.8939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60482580645" calcext:value-type="float">
            <text:p>27.6460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014" calcext:value-type="float">
            <text:p>27.79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1832" calcext:value-type="float">
            <text:p>28.28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7024516129" calcext:value-type="float">
            <text:p>28.427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83592" calcext:value-type="float">
            <text:p>27.91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0490322581" calcext:value-type="float">
            <text:p>27.517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58410322581" calcext:value-type="float">
            <text:p>26.9958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05288" calcext:value-type="float">
            <text:p>26.4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1880516129" calcext:value-type="float">
            <text:p>26.1318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46683870968" calcext:value-type="float">
            <text:p>26.044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1014193548" calcext:value-type="float">
            <text:p>26.15410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362075" calcext:value-type="float">
            <text:p>26.6836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50198709677" calcext:value-type="float">
            <text:p>26.9150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33184" calcext:value-type="float">
            <text:p>27.36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136825" calcext:value-type="float">
            <text:p>27.7113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6888" calcext:value-type="float">
            <text:p>27.83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7452903226" calcext:value-type="float">
            <text:p>27.5817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9391483871" calcext:value-type="float">
            <text:p>27.4793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8322580645" calcext:value-type="float">
            <text:p>27.060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39323870968" calcext:value-type="float">
            <text:p>27.0139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38808" calcext:value-type="float">
            <text:p>26.83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1624516129" calcext:value-type="float">
            <text:p>27.131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06965517241" calcext:value-type="float">
            <text:p>27.2506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1416774194" calcext:value-type="float">
            <text:p>27.4471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83499354839" calcext:value-type="float">
            <text:p>27.79834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60776" calcext:value-type="float">
            <text:p>28.25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24525" calcext:value-type="float">
            <text:p>28.6322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9806451613" calcext:value-type="float">
            <text:p>28.370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3039483871" calcext:value-type="float">
            <text:p>28.4730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14198709677" calcext:value-type="float">
            <text:p>28.5914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6184" calcext:value-type="float">
            <text:p>27.85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6343483871" calcext:value-type="float">
            <text:p>27.4763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85208" calcext:value-type="float">
            <text:p>27.1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13082105263" calcext:value-type="float">
            <text:p>27.351308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73636129032" calcext:value-type="float">
            <text:p>29.8373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2013793103" calcext:value-type="float">
            <text:p>28.37320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8568516129" calcext:value-type="float">
            <text:p>28.5885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9052903226" calcext:value-type="float">
            <text:p>28.86190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44424" calcext:value-type="float">
            <text:p>29.2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88900645161" calcext:value-type="float">
            <text:p>30.1288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324768" calcext:value-type="float">
            <text:p>29.703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2105454545" calcext:value-type="float">
            <text:p>26.865210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6263483871" calcext:value-type="float">
            <text:p>26.8362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171175" calcext:value-type="float">
            <text:p>27.4117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556925" calcext:value-type="float">
            <text:p>27.7955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83944" calcext:value-type="float">
            <text:p>28.0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75687741935" calcext:value-type="float">
            <text:p>28.03756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9578" calcext:value-type="float">
            <text:p>28.119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525" calcext:value-type="float">
            <text:p>26.7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4384516129" calcext:value-type="float">
            <text:p>26.354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7896774194" calcext:value-type="float">
            <text:p>25.773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5316" calcext:value-type="float">
            <text:p>25.51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519025" calcext:value-type="float">
            <text:p>25.5251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6258" calcext:value-type="float">
            <text:p>25.686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04985806452" calcext:value-type="float">
            <text:p>25.89049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90118709677" calcext:value-type="float">
            <text:p>26.08901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3326451613" calcext:value-type="float">
            <text:p>26.2343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29847741935" calcext:value-type="float">
            <text:p>26.41298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59230967742" calcext:value-type="float">
            <text:p>26.2759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36214193548" calcext:value-type="float">
            <text:p>26.1236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5876129032" calcext:value-type="float">
            <text:p>25.9145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19704" calcext:value-type="float">
            <text:p>25.72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18625" calcext:value-type="float">
            <text:p>25.4931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66952" calcext:value-type="float">
            <text:p>25.52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20025806452" calcext:value-type="float">
            <text:p>25.7320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08074482759" calcext:value-type="float">
            <text:p>25.930807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69643870968" calcext:value-type="float">
            <text:p>26.1269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56775" calcext:value-type="float">
            <text:p>26.375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4128" calcext:value-type="float">
            <text:p>26.6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2072" calcext:value-type="float">
            <text:p>26.9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4772" calcext:value-type="float">
            <text:p>27.0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3934" calcext:value-type="float">
            <text:p>26.90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1812" calcext:value-type="float">
            <text:p>26.1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7736" calcext:value-type="float">
            <text:p>25.8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7747" calcext:value-type="float">
            <text:p>25.4077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8888275862" calcext:value-type="float">
            <text:p>25.530888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95015" calcext:value-type="float">
            <text:p>25.7295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9179354839" calcext:value-type="float">
            <text:p>25.8659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6072" calcext:value-type="float">
            <text:p>25.96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3780645161" calcext:value-type="float">
            <text:p>26.032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12864" calcext:value-type="float">
            <text:p>26.0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67501935484" calcext:value-type="float">
            <text:p>26.2567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8505806452" calcext:value-type="float">
            <text:p>26.4208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924" calcext:value-type="float">
            <text:p>26.56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89881290323" calcext:value-type="float">
            <text:p>26.4889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9305806452" calcext:value-type="float">
            <text:p>26.6799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72394285714" calcext:value-type="float">
            <text:p>27.00723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3473548387" calcext:value-type="float">
            <text:p>27.2123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23527741936" calcext:value-type="float">
            <text:p>27.45235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6970322581" calcext:value-type="float">
            <text:p>27.7486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007975" calcext:value-type="float">
            <text:p>28.0700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25568" calcext:value-type="float">
            <text:p>28.43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805" calcext:value-type="float">
            <text:p>28.538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0054193548" calcext:value-type="float">
            <text:p>28.0530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4376774194" calcext:value-type="float">
            <text:p>27.9104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66585" calcext:value-type="float">
            <text:p>27.3666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68728" calcext:value-type="float">
            <text:p>26.8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64075" calcext:value-type="float">
            <text:p>26.8436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2046896552" calcext:value-type="float">
            <text:p>27.020204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64075" calcext:value-type="float">
            <text:p>27.2246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517" calcext:value-type="float">
            <text:p>27.377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47104" calcext:value-type="float">
            <text:p>27.32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2735" calcext:value-type="float">
            <text:p>27.3342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8812903226" calcext:value-type="float">
            <text:p>27.526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3486451613" calcext:value-type="float">
            <text:p>27.5053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024175" calcext:value-type="float">
            <text:p>27.0802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86689032258" calcext:value-type="float">
            <text:p>27.2286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86975" calcext:value-type="float">
            <text:p>27.1518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70098064516" calcext:value-type="float">
            <text:p>26.6870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47308571429" calcext:value-type="float">
            <text:p>27.07473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3645" calcext:value-type="float">
            <text:p>27.3003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56203870968" calcext:value-type="float">
            <text:p>27.5656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35842580645" calcext:value-type="float">
            <text:p>27.7435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29651612903" calcext:value-type="float">
            <text:p>27.902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9199483871" calcext:value-type="float">
            <text:p>28.2291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5290322581" calcext:value-type="float">
            <text:p>28.309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32525" calcext:value-type="float">
            <text:p>27.7483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67305806452" calcext:value-type="float">
            <text:p>27.7467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03232" calcext:value-type="float">
            <text:p>26.36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35398709677" calcext:value-type="float">
            <text:p>26.5035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6768" calcext:value-type="float">
            <text:p>26.8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75625" calcext:value-type="float">
            <text:p>27.0057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34965" calcext:value-type="float">
            <text:p>27.2134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56856" calcext:value-type="float">
            <text:p>27.40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3747" calcext:value-type="float">
            <text:p>27.6937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80976" calcext:value-type="float">
            <text:p>27.90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024025" calcext:value-type="float">
            <text:p>27.8302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336125" calcext:value-type="float">
            <text:p>26.8933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6056774194" calcext:value-type="float">
            <text:p>26.5876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0774193548" calcext:value-type="float">
            <text:p>25.962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31935483871" calcext:value-type="float">
            <text:p>26.043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5867" calcext:value-type="float">
            <text:p>25.605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75514482759" calcext:value-type="float">
            <text:p>25.787551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5345" calcext:value-type="float">
            <text:p>25.9935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10766451613" calcext:value-type="float">
            <text:p>26.0910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436" calcext:value-type="float">
            <text:p>26.2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5029677419" calcext:value-type="float">
            <text:p>26.4295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1136" calcext:value-type="float">
            <text:p>26.63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26374193548" calcext:value-type="float">
            <text:p>26.632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0020645161" calcext:value-type="float">
            <text:p>26.4530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05475" calcext:value-type="float">
            <text:p>24.8220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94358709677" calcext:value-type="float">
            <text:p>24.9094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86471428571" calcext:value-type="float">
            <text:p>25.09864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1997419355" calcext:value-type="float">
            <text:p>25.39219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47615483871" calcext:value-type="float">
            <text:p>25.6347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4008" calcext:value-type="float">
            <text:p>25.91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98908387097" calcext:value-type="float">
            <text:p>26.18989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48928" calcext:value-type="float">
            <text:p>26.2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13718709677" calcext:value-type="float">
            <text:p>25.9213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98338064516" calcext:value-type="float">
            <text:p>25.6598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63656" calcext:value-type="float">
            <text:p>25.22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42939354839" calcext:value-type="float">
            <text:p>25.0642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03056" calcext:value-type="float">
            <text:p>25.00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92392258064" calcext:value-type="float">
            <text:p>24.90923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5565714286" calcext:value-type="float">
            <text:p>25.08155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32294193548" calcext:value-type="float">
            <text:p>25.2732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59243870968" calcext:value-type="float">
            <text:p>25.4259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62328" calcext:value-type="float">
            <text:p>25.5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4069677419" calcext:value-type="float">
            <text:p>25.6614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6168" calcext:value-type="float">
            <text:p>25.73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04178064516" calcext:value-type="float">
            <text:p>25.7604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60338064516" calcext:value-type="float">
            <text:p>25.7360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63752" calcext:value-type="float">
            <text:p>25.5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2244210526" calcext:value-type="float">
            <text:p>24.896224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80336" calcext:value-type="float">
            <text:p>24.34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33001290323" calcext:value-type="float">
            <text:p>24.4133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07699310345" calcext:value-type="float">
            <text:p>24.500769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98758709677" calcext:value-type="float">
            <text:p>24.61987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72441290323" calcext:value-type="float">
            <text:p>24.72724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2848" calcext:value-type="float">
            <text:p>24.85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52425806452" calcext:value-type="float">
            <text:p>24.985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5616" calcext:value-type="float">
            <text:p>24.88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21486451613" calcext:value-type="float">
            <text:p>24.7621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6823225806" calcext:value-type="float">
            <text:p>24.4846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9352" calcext:value-type="float">
            <text:p>24.2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31156129032" calcext:value-type="float">
            <text:p>24.0431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85984" calcext:value-type="float">
            <text:p>23.88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24910967742" calcext:value-type="float">
            <text:p>23.96249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29751428571" calcext:value-type="float">
            <text:p>23.91297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54464516129" calcext:value-type="float">
            <text:p>24.035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63716129032" calcext:value-type="float">
            <text:p>24.186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7264" calcext:value-type="float">
            <text:p>24.3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1015483871" calcext:value-type="float">
            <text:p>24.471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9528" calcext:value-type="float">
            <text:p>24.61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9669677419" calcext:value-type="float">
            <text:p>24.8079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7964" calcext:value-type="float">
            <text:p>24.85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73310967742" calcext:value-type="float">
            <text:p>24.5873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96128" calcext:value-type="float">
            <text:p>24.68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28371612903" calcext:value-type="float">
            <text:p>24.5928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35451428571" calcext:value-type="float">
            <text:p>24.66354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7223225806" calcext:value-type="float">
            <text:p>24.80472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4252903226" calcext:value-type="float">
            <text:p>25.0214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82456" calcext:value-type="float">
            <text:p>25.02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64221935484" calcext:value-type="float">
            <text:p>25.1564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17712" calcext:value-type="float">
            <text:p>24.99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64516129032" calcext:value-type="float">
            <text:p>24.826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98588387097" calcext:value-type="float">
            <text:p>24.4098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60784" calcext:value-type="float">
            <text:p>24.04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34921290323" calcext:value-type="float">
            <text:p>23.6634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45936" calcext:value-type="float">
            <text:p>23.49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82464516129" calcext:value-type="float">
            <text:p>23.578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98328571429" calcext:value-type="float">
            <text:p>23.69983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72281290323" calcext:value-type="float">
            <text:p>23.8372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1999483871" calcext:value-type="float">
            <text:p>23.9619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5448" calcext:value-type="float">
            <text:p>24.01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93388387097" calcext:value-type="float">
            <text:p>24.0593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84608" calcext:value-type="float">
            <text:p>24.10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65277419355" calcext:value-type="float">
            <text:p>24.206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30807741936" calcext:value-type="float">
            <text:p>24.13308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6604" calcext:value-type="float">
            <text:p>24.13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33295483871" calcext:value-type="float">
            <text:p>24.0833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35056" calcext:value-type="float">
            <text:p>23.93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7566451613" calcext:value-type="float">
            <text:p>23.9117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70394482759" calcext:value-type="float">
            <text:p>23.97703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8407483871" calcext:value-type="float">
            <text:p>24.1784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41847741935" calcext:value-type="float">
            <text:p>24.58418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604" calcext:value-type="float">
            <text:p>24.1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09352258064" calcext:value-type="float">
            <text:p>24.00093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3216" calcext:value-type="float">
            <text:p>23.9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40931612903" calcext:value-type="float">
            <text:p>23.97409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63891612903" calcext:value-type="float">
            <text:p>24.0563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8476" calcext:value-type="float">
            <text:p>24.12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5427096774" calcext:value-type="float">
            <text:p>24.2525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204" calcext:value-type="float">
            <text:p>24.36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3103483871" calcext:value-type="float">
            <text:p>24.41310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50097142857" calcext:value-type="float">
            <text:p>24.62500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33112258065" calcext:value-type="float">
            <text:p>24.72331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22872258065" calcext:value-type="float">
            <text:p>24.9122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7156" calcext:value-type="float">
            <text:p>24.99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5153548387" calcext:value-type="float">
            <text:p>25.1275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43744" calcext:value-type="float">
            <text:p>25.14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76717419355" calcext:value-type="float">
            <text:p>24.9776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3726451613" calcext:value-type="float">
            <text:p>25.0303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6108" calcext:value-type="float">
            <text:p>24.48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7796" calcext:value-type="float">
            <text:p>23.76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60541935484" calcext:value-type="float">
            <text:p>23.736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43208571429" calcext:value-type="float">
            <text:p>23.79432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2170322581" calcext:value-type="float">
            <text:p>23.9082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47698064516" calcext:value-type="float">
            <text:p>24.0047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12752" calcext:value-type="float">
            <text:p>24.07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60882580645" calcext:value-type="float">
            <text:p>24.1560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70432" calcext:value-type="float">
            <text:p>24.24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1816774194" calcext:value-type="float">
            <text:p>24.3381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56077419355" calcext:value-type="float">
            <text:p>24.465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2112" calcext:value-type="float">
            <text:p>24.44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5532903226" calcext:value-type="float">
            <text:p>24.1405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33936" calcext:value-type="float">
            <text:p>24.05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48738064516" calcext:value-type="float">
            <text:p>24.07487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2258" calcext:value-type="float">
            <text:p>24.16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51396129032" calcext:value-type="float">
            <text:p>24.2351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02175483871" calcext:value-type="float">
            <text:p>24.3302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10816" calcext:value-type="float">
            <text:p>24.35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70131612903" calcext:value-type="float">
            <text:p>24.47701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2504" calcext:value-type="float">
            <text:p>24.53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42541935484" calcext:value-type="float">
            <text:p>24.574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51331612903" calcext:value-type="float">
            <text:p>24.6751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17496" calcext:value-type="float">
            <text:p>24.36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6539354839" calcext:value-type="float">
            <text:p>24.1346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46176" calcext:value-type="float">
            <text:p>24.19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3587096774" calcext:value-type="float">
            <text:p>23.923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75042758621" calcext:value-type="float">
            <text:p>24.017504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86041290323" calcext:value-type="float">
            <text:p>24.1786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2273548387" calcext:value-type="float">
            <text:p>24.34722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77744" calcext:value-type="float">
            <text:p>24.40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1140645161" calcext:value-type="float">
            <text:p>24.3011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12392" calcext:value-type="float">
            <text:p>24.29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33230967742" calcext:value-type="float">
            <text:p>24.5233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85169032258" calcext:value-type="float">
            <text:p>24.4885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2776" calcext:value-type="float">
            <text:p>23.88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2947096774" calcext:value-type="float">
            <text:p>23.7922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13868571429" calcext:value-type="float">
            <text:p>23.94138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63775483871" calcext:value-type="float">
            <text:p>24.0863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66895483871" calcext:value-type="float">
            <text:p>24.2966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65576" calcext:value-type="float">
            <text:p>24.47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5023483871" calcext:value-type="float">
            <text:p>24.5350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5704" calcext:value-type="float">
            <text:p>24.5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1032516129" calcext:value-type="float">
            <text:p>24.6810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11535483871" calcext:value-type="float">
            <text:p>24.961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86376" calcext:value-type="float">
            <text:p>24.60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60944516129" calcext:value-type="float">
            <text:p>23.8860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4012" calcext:value-type="float">
            <text:p>23.46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8263225807" calcext:value-type="float">
            <text:p>23.35082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2188571429" calcext:value-type="float">
            <text:p>23.35921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83218064516" calcext:value-type="float">
            <text:p>23.46832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8596129032" calcext:value-type="float">
            <text:p>23.5188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0232" calcext:value-type="float">
            <text:p>23.57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1976774194" calcext:value-type="float">
            <text:p>23.70419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6688" calcext:value-type="float">
            <text:p>23.74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41339354839" calcext:value-type="float">
            <text:p>23.7841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2420645161" calcext:value-type="float">
            <text:p>23.8012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28408" calcext:value-type="float">
            <text:p>23.59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99357419355" calcext:value-type="float">
            <text:p>23.2799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4296" calcext:value-type="float">
            <text:p>23.19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12487741935" calcext:value-type="float">
            <text:p>23.19124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23508571429" calcext:value-type="float">
            <text:p>23.27235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66100645161" calcext:value-type="float">
            <text:p>23.3166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84260645161" calcext:value-type="float">
            <text:p>23.3684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87848" calcext:value-type="float">
            <text:p>23.39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3063225806" calcext:value-type="float">
            <text:p>23.38130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24832" calcext:value-type="float">
            <text:p>23.32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70149677419" calcext:value-type="float">
            <text:p>23.2870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20526451613" calcext:value-type="float">
            <text:p>23.2320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93648" calcext:value-type="float">
            <text:p>22.95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61421935484" calcext:value-type="float">
            <text:p>22.9161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2904" calcext:value-type="float">
            <text:p>22.94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1414193548" calcext:value-type="float">
            <text:p>23.0451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54306206897" calcext:value-type="float">
            <text:p>23.165430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59334193548" calcext:value-type="float">
            <text:p>23.2859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3463225807" calcext:value-type="float">
            <text:p>23.32034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5744" calcext:value-type="float">
            <text:p>23.44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67370322581" calcext:value-type="float">
            <text:p>23.49673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8376" calcext:value-type="float">
            <text:p>23.3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73158709677" calcext:value-type="float">
            <text:p>23.1873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11084137931" calcext:value-type="float">
            <text:p>23.03110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62232258064" calcext:value-type="float">
            <text:p>22.8762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91872" calcext:value-type="float">
            <text:p>22.85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95140645161" calcext:value-type="float">
            <text:p>22.9295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77982857143" calcext:value-type="float">
            <text:p>22.9877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4655483871" calcext:value-type="float">
            <text:p>23.114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72521290323" calcext:value-type="float">
            <text:p>23.2672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7816" calcext:value-type="float">
            <text:p>23.34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7452903226" calcext:value-type="float">
            <text:p>23.3907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412" calcext:value-type="float">
            <text:p>23.36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20061935484" calcext:value-type="float">
            <text:p>23.3520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31628387097" calcext:value-type="float">
            <text:p>23.41316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8368" calcext:value-type="float">
            <text:p>23.43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9726451613" calcext:value-type="float">
            <text:p>23.3539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77384" calcext:value-type="float">
            <text:p>23.35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06642580645" calcext:value-type="float">
            <text:p>23.4306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73150967742" calcext:value-type="float">
            <text:p>23.6973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63259354839" calcext:value-type="float">
            <text:p>23.7963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9208" calcext:value-type="float">
            <text:p>23.8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70312258065" calcext:value-type="float">
            <text:p>24.00703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24288" calcext:value-type="float">
            <text:p>23.85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3403870968" calcext:value-type="float">
            <text:p>23.8013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6012903226" calcext:value-type="float">
            <text:p>23.762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25056" calcext:value-type="float">
            <text:p>23.55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23014193548" calcext:value-type="float">
            <text:p>23.18230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09448" calcext:value-type="float">
            <text:p>22.90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5280516129" calcext:value-type="float">
            <text:p>22.8552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09897142857" calcext:value-type="float">
            <text:p>22.94098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0907692308" calcext:value-type="float">
            <text:p>23.00009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5942857143" calcext:value-type="float">
            <text:p>23.0065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7584" calcext:value-type="float">
            <text:p>23.00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75705806452" calcext:value-type="float">
            <text:p>23.0375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58" calcext:value-type="float">
            <text:p>23.05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66451612903" calcext:value-type="float">
            <text:p>23.056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96642580645" calcext:value-type="float">
            <text:p>23.0496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21976" calcext:value-type="float">
            <text:p>22.61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7928" calcext:value-type="float">
            <text:p>22.19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2686451613" calcext:value-type="float">
            <text:p>22.2932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85059310345" calcext:value-type="float">
            <text:p>22.388505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3210322581" calcext:value-type="float">
            <text:p>22.4543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05904516129" calcext:value-type="float">
            <text:p>22.5205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7928" calcext:value-type="float">
            <text:p>22.57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67150967742" calcext:value-type="float">
            <text:p>22.7067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11801290323" calcext:value-type="float">
            <text:p>22.6911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26144516129" calcext:value-type="float">
            <text:p>22.7126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19592" calcext:value-type="float">
            <text:p>22.43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80343225806" calcext:value-type="float">
            <text:p>22.34803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0664" calcext:value-type="float">
            <text:p>22.3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86242580645" calcext:value-type="float">
            <text:p>22.3486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67831428571" calcext:value-type="float">
            <text:p>22.37678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6252903226" calcext:value-type="float">
            <text:p>22.4306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29734193548" calcext:value-type="float">
            <text:p>22.4629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6084" calcext:value-type="float">
            <text:p>22.51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59230967742" calcext:value-type="float">
            <text:p>22.4659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05496" calcext:value-type="float">
            <text:p>22.38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2090322581" calcext:value-type="float">
            <text:p>22.320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9876129032" calcext:value-type="float">
            <text:p>22.2569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03544" calcext:value-type="float">
            <text:p>22.19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2719483871" calcext:value-type="float">
            <text:p>22.1027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4512" calcext:value-type="float">
            <text:p>22.17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6432516129" calcext:value-type="float">
            <text:p>22.1664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3217142857" calcext:value-type="float">
            <text:p>22.16832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61316129032" calcext:value-type="float">
            <text:p>22.266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34352" calcext:value-type="float">
            <text:p>22.30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8832516129" calcext:value-type="float">
            <text:p>22.3188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7104" calcext:value-type="float">
            <text:p>22.24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3864516129" calcext:value-type="float">
            <text:p>22.193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99721290323" calcext:value-type="float">
            <text:p>22.1699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72584" calcext:value-type="float">
            <text:p>22.05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79597419355" calcext:value-type="float">
            <text:p>21.9479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28392" calcext:value-type="float">
            <text:p>21.85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0020645161" calcext:value-type="float">
            <text:p>21.8810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4942" calcext:value-type="float">
            <text:p>22.014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7006451613" calcext:value-type="float">
            <text:p>21.9397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4304516129" calcext:value-type="float">
            <text:p>21.904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6816" calcext:value-type="float">
            <text:p>21.91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4103225806" calcext:value-type="float">
            <text:p>21.9274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35528" calcext:value-type="float">
            <text:p>21.92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67798709677" calcext:value-type="float">
            <text:p>21.9467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5948" calcext:value-type="float">
            <text:p>21.93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7264" calcext:value-type="float">
            <text:p>21.7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6184" calcext:value-type="float">
            <text:p>21.76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35181935484" calcext:value-type="float">
            <text:p>21.7335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3657931034" calcext:value-type="float">
            <text:p>21.753365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70229677419" calcext:value-type="float">
            <text:p>21.8270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39416" calcext:value-type="float">
            <text:p>21.83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66701935484" calcext:value-type="float">
            <text:p>21.8066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67712" calcext:value-type="float">
            <text:p>21.81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9922580645" calcext:value-type="float">
            <text:p>21.863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77401290323" calcext:value-type="float">
            <text:p>21.8377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07488" calcext:value-type="float">
            <text:p>21.84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04180645161" calcext:value-type="float">
            <text:p>21.780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34312" calcext:value-type="float">
            <text:p>21.76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95099354839" calcext:value-type="float">
            <text:p>21.8395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86331428572" calcext:value-type="float">
            <text:p>21.938633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41481290323" calcext:value-type="float">
            <text:p>22.0541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77398709677" calcext:value-type="float">
            <text:p>22.0077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75048" calcext:value-type="float">
            <text:p>22.04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6519483871" calcext:value-type="float">
            <text:p>22.0265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2048" calcext:value-type="float">
            <text:p>21.93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6069677419" calcext:value-type="float">
            <text:p>21.9276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88336" calcext:value-type="float">
            <text:p>21.85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39981935484" calcext:value-type="float">
            <text:p>21.7639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73176" calcext:value-type="float">
            <text:p>21.66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13899354839" calcext:value-type="float">
            <text:p>21.6413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2205714286" calcext:value-type="float">
            <text:p>21.63122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9047483871" calcext:value-type="float">
            <text:p>21.6790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16038709677" calcext:value-type="float">
            <text:p>21.6816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18032" calcext:value-type="float">
            <text:p>21.69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92268387097" calcext:value-type="float">
            <text:p>21.6392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62992" calcext:value-type="float">
            <text:p>21.59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9122580645" calcext:value-type="float">
            <text:p>21.604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2823225807" calcext:value-type="float">
            <text:p>21.66528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85496" calcext:value-type="float">
            <text:p>21.61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37323870968" calcext:value-type="float">
            <text:p>21.6037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4984" calcext:value-type="float">
            <text:p>21.56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7682580645" calcext:value-type="float">
            <text:p>21.5957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1502857143" calcext:value-type="float">
            <text:p>21.61315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73992258065" calcext:value-type="float">
            <text:p>21.61739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88624516129" calcext:value-type="float">
            <text:p>21.6488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6736" calcext:value-type="float">
            <text:p>21.6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73414193548" calcext:value-type="float">
            <text:p>21.5973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5512" calcext:value-type="float">
            <text:p>21.4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1334193548" calcext:value-type="float">
            <text:p>21.4571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0340645161" calcext:value-type="float">
            <text:p>21.3750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80168" calcext:value-type="float">
            <text:p>21.31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00949677419" calcext:value-type="float">
            <text:p>21.2600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6896" calcext:value-type="float">
            <text:p>21.21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81922580645" calcext:value-type="float">
            <text:p>21.178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78496551724" calcext:value-type="float">
            <text:p>21.15784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86028387097" calcext:value-type="float">
            <text:p>21.2186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50225882353" calcext:value-type="float">
            <text:p>21.315022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57330526316" calcext:value-type="float">
            <text:p>21.325733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3996" calcext:value-type="float">
            <text:p>21.30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92056" calcext:value-type="float">
            <text:p>21.27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28190967742" calcext:value-type="float">
            <text:p>21.2528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23969032258" calcext:value-type="float">
            <text:p>21.2423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84488" calcext:value-type="float">
            <text:p>21.21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2206451613" calcext:value-type="float">
            <text:p>21.147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8756" calcext:value-type="float">
            <text:p>21.28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4664827586" calcext:value-type="float">
            <text:p>21.271466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86201290323" calcext:value-type="float">
            <text:p>21.25862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84061935484" calcext:value-type="float">
            <text:p>21.2184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94624" calcext:value-type="float">
            <text:p>21.14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408768" calcext:value-type="float">
            <text:p>21.184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21206956522" calcext:value-type="float">
            <text:p>21.142120695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1140645161" calcext:value-type="float">
            <text:p>21.2531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50016" calcext:value-type="float">
            <text:p>21.42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883" calcext:value-type="float">
            <text:p>21.118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57169032258" calcext:value-type="float">
            <text:p>21.1357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63256" calcext:value-type="float">
            <text:p>21.0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68910967742" calcext:value-type="float">
            <text:p>21.06689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8766451613" calcext:value-type="float">
            <text:p>21.0618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1792" calcext:value-type="float">
            <text:p>20.89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57230967742" calcext:value-type="float">
            <text:p>20.8657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5832" calcext:value-type="float">
            <text:p>20.82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3623225806" calcext:value-type="float">
            <text:p>20.78136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9394285714" calcext:value-type="float">
            <text:p>20.79693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68278709677" calcext:value-type="float">
            <text:p>20.8068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13334193548" calcext:value-type="float">
            <text:p>20.7713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66616" calcext:value-type="float">
            <text:p>20.73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51218064516" calcext:value-type="float">
            <text:p>20.72512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19856" calcext:value-type="float">
            <text:p>20.66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49254193548" calcext:value-type="float">
            <text:p>20.5549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00036129032" calcext:value-type="float">
            <text:p>20.4800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93344" calcext:value-type="float">
            <text:p>20.37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7452903226" calcext:value-type="float">
            <text:p>20.3427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27864" calcext:value-type="float">
            <text:p>20.31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24792" calcext:value-type="float">
            <text:p>20.24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42460689655" calcext:value-type="float">
            <text:p>20.204246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98302608696" calcext:value-type="float">
            <text:p>20.20983026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22024" calcext:value-type="float">
            <text:p>20.21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90905454546" calcext:value-type="float">
            <text:p>19.809090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7984" calcext:value-type="float">
            <text:p>19.90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03458064516" calcext:value-type="float">
            <text:p>19.850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49896" calcext:value-type="float">
            <text:p>19.80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6193548387" calcext:value-type="float">
            <text:p>19.863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48448" calcext:value-type="float">
            <text:p>19.81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53372903226" calcext:value-type="float">
            <text:p>19.7453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51171428571" calcext:value-type="float">
            <text:p>19.7151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12482580645" calcext:value-type="float">
            <text:p>19.7212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62972903226" calcext:value-type="float">
            <text:p>19.8062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06208" calcext:value-type="float">
            <text:p>19.80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8528" calcext:value-type="float">
            <text:p>19.75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8092903226" calcext:value-type="float">
            <text:p>19.7118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24953846154" calcext:value-type="float">
            <text:p>19.67249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260823011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73972173913" calcext:value-type="float">
            <text:p>19.627397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722" meta:object-count="0"/>
    <meta:user-defined meta:name="AppVersion">3.0</meta:user-defined>
  </office:meta>
</office:document-meta>
</file>